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DC000001B3B90BC306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2.594cm" svg:height="11.509cm" draw:z-index="0"><draw:image xlink:href="Pictures/10000201000001DC000001B3B90BC30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ONICET CONICET</meta:initial-creator>
    <meta:creation-date>2011-02-28T18:12:29.88</meta:creation-date>
    <meta:printed-by>CONICET CONICET</meta:printed-by>
    <meta:print-date>2011-02-28T18:13:02.65</meta:print-date>
    <meta:document-statistic meta:table-count="0" meta:image-count="1" meta:object-count="0" meta:page-count="1" meta:paragraph-count="0" meta:word-count="0" meta:character-count="0"/>
    <dc:date>2011-02-28T18:13:18.82</dc:date>
    <dc:creator>CONICET CONICET</dc:creator>
    <meta:editing-duration>PT00H00M49S</meta:editing-duration>
    <meta:editing-cycles>1</meta:editing-cycles>
    <meta:generator>OpenOffice.org/3.2$Win32 OpenOffice.org_project/320m12$Build-9483</meta:generator>
  </office:meta>
</office:document-meta>
</file>